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9d0f" officeooo:paragraph-rsid="000da5e1"/>
    </style:style>
    <style:style style:name="P2" style:family="paragraph" style:parent-style-name="Standard">
      <style:text-properties fo:color="#c9211e" loext:opacity="100%"/>
    </style:style>
    <style:style style:name="P3" style:family="paragraph" style:parent-style-name="Standard">
      <style:text-properties fo:color="#c9211e" loext:opacity="100%" officeooo:rsid="000ada7f" officeooo:paragraph-rsid="000ada7f"/>
    </style:style>
    <style:style style:name="P4" style:family="paragraph" style:parent-style-name="Standard">
      <style:text-properties fo:color="#c9211e" loext:opacity="100%" officeooo:paragraph-rsid="000ada7f"/>
    </style:style>
    <style:style style:name="P5" style:family="paragraph" style:parent-style-name="Standard">
      <style:text-properties fo:color="#c9211e" loext:opacity="100%" officeooo:rsid="000c0c35" officeooo:paragraph-rsid="000c0c35"/>
    </style:style>
    <style:style style:name="P6" style:family="paragraph" style:parent-style-name="Standard">
      <style:text-properties officeooo:paragraph-rsid="000ada7f"/>
    </style:style>
    <style:style style:name="P7" style:family="paragraph" style:parent-style-name="Standard">
      <style:text-properties officeooo:rsid="000c0c35" officeooo:paragraph-rsid="000c0c35"/>
    </style:style>
    <style:style style:name="T1" style:family="text">
      <style:text-properties officeooo:rsid="000ada7f"/>
    </style:style>
    <style:style style:name="T2" style:family="text">
      <style:text-properties fo:color="#c9211e" loext:opacity="100%" officeooo:rsid="000ada7f"/>
    </style:style>
    <style:style style:name="T3" style:family="text">
      <style:text-properties officeooo:rsid="000c0c35"/>
    </style:style>
    <style:style style:name="T4" style:family="text">
      <style:text-properties officeooo:rsid="000acfb9"/>
    </style:style>
    <style:style style:name="T5" style:family="text">
      <style:text-properties officeooo:rsid="000da5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6 Review</text:p>
      <text:p text:style-name="Standard"/>
      <text:p text:style-name="Standard">[1] What is the purpose of working on the program after the first version works? Give a list of reasons.</text:p>
      <text:p text:style-name="P3">- improve readability and maintainability: make code easier to understand and modify</text:p>
      <text:p text:style-name="P3">- add error handling: handle edge cases and invalid input gracefully</text:p>
      <text:p text:style-name="P3">- enhance functionality: add new features like variables, functions, etc.</text:p>
      <text:p text:style-name="P3">- optimize performance: make the program run faster/use less memory</text:p>
      <text:p text:style-name="P3">- fix bugs: address issues discovered during testing</text:p>
      <text:p text:style-name="P3">- improve user experience – add better prompts, help messages, clearer output</text:p>
      <text:p text:style-name="P3">- refactor code structure: break into logical functions, improve organization</text:p>
      <text:p text:style-name="P6"><text:span text:style-name="T2">- add robustness: handle unexpected situations without crashing</text:span></text:p>
      <text:p text:style-name="Standard">[2] Why does 1+2; q typed into the calculator not quit after it receives an error?</text:p>
      <text:p text:style-name="P3">When an error occurs during parsing or evaluation, the program throws an exception. The exception handler catches it, prints the error message, but then continues the main loop instead of terminating. The ‘q’ token gets consumed or lost during the error recovery, so the quit command never gets processed properly. The program needs better error recovery that preserves or re-reads the quit command</text:p>
      <text:p text:style-name="Standard">[3] Why did we choose to make a constant character called number?</text:p>
      <text:p text:style-name="P3">Using a symbolic constant (like const char number = ‘8’) instead of a magic number makes the code more readable and maintainable. Instead of seeing <text:soft-page-break/>random ‘8’ characters throughout the code, we see the meaningful name number. If we need to change the representation later, we only change it in one place. It makes the code self-documenting – anyone reading knows this represents a ‘number token’</text:p>
      <text:p text:style-name="Standard">[4] We split main() into two separate functions. What does the new function do and why did we split main()?</text:p>
      <text:p text:style-name="P3">The new function handles the main calculation loop – reading expressions, evaluating them, and printing results. We split main() because:</text:p>
      <text:p text:style-name="P3">- separation of concerns – main() handles program setup/tear down, calculate() handles the core logic</text:p>
      <text:p text:style-name="P3">- easier testing – can test the calculation logic independently</text:p>
      <text:p text:style-name="P3">- better error handling – can handle calculator errors separately from program-level errors</text:p>
      <text:p text:style-name="P4"><text:span text:style-name="T1">- improved readability – each function has a single, clear purpose</text:span></text:p>
      <text:p text:style-name="Standard">[5] Why do we split code into multiple functions? State principles.</text:p>
      <text:p text:style-name="P3">Single responsibility principle – each function should do one thing well</text:p>
      <text:p text:style-name="P3">re-usability – functions can be called from multiple places</text:p>
      <text:p text:style-name="P3">testability – smaller functions are easier to test independently </text:p>
      <text:p text:style-name="P3">readability – code becomes self-documenting with well-named functions</text:p>
      <text:p text:style-name="P3">maintainability – easier to modify or fix specific functionality</text:p>
      <text:p text:style-name="P3">debugging – easier to isolate and fix problems</text:p>
      <text:p text:style-name="P3">abstraction – hide implementation details behind clear interfaces</text:p>
      <text:p text:style-name="Standard">[6] What is the purpose of commenting?</text:p>
      <text:p text:style-name="P3"><text:soft-page-break/>- explain the ’why’ not the ‘what’ – clarify the reasoning behind code decisions</text:p>
      <text:p text:style-name="P3">- document complex algorithms – help others understand difficult logic</text:p>
      <text:p text:style-name="P3">- provide context – explain the bigger picture or business requirements</text:p>
      <text:p text:style-name="P3">- warn about gotchas – alert future programmers to trick parts</text:p>
      <text:p text:style-name="P3">- document assumptions – state what the code assumes about inputs/environment</text:p>
      <text:p text:style-name="P3">- provide examples – show how functions should be used</text:p>
      <text:p text:style-name="Standard">[7] What is the use of symbolic constants?</text:p>
      <text:p text:style-name="P2">- <text:span text:style-name="T1">eliminate magic numbers – replace mysterious literals with meaningful names</text:span></text:p>
      <text:p text:style-name="P2">- <text:span text:style-name="T1">centralize values – change in one place affects the entire program</text:span></text:p>
      <text:p text:style-name="P2">- <text:span text:style-name="T1">improve readability – const int max_students = 30 is clearer than just 30</text:span></text:p>
      <text:p text:style-name="P2">- <text:span text:style-name="T1">prevent errors – compiler catches typos in constant names</text:span></text:p>
      <text:p text:style-name="P3">- express intent – shows that a value shouldn’t change</text:p>
      <text:p text:style-name="P3">- make maintenance easier – easy to adjust program behavior</text:p>
      <text:p text:style-name="Standard">[8] Why do we care about code layout?</text:p>
      <text:p text:style-name="P2">- <text:span text:style-name="T1">readability – well documented code is easier to scan and understand</text:span></text:p>
      <text:p text:style-name="P2">- <text:span text:style-name="T1">show structure – indentation reveals program logic and nesting</text:span></text:p>
      <text:p text:style-name="P2">- <text:span text:style-name="T1">professional appearance – clean code looks more trustworthy</text:span></text:p>
      <text:p text:style-name="P2">- <text:span text:style-name="T1">reduce errors – good formatting helps spot mistakes</text:span></text:p>
      <text:p text:style-name="P2">- <text:span text:style-name="T1">team consistency – everyone can read each others code</text:span></text:p>
      <text:p text:style-name="P2"><text:soft-page-break/>- <text:span text:style-name="T1">tool compatibility – many tools expect standard formatting</text:span></text:p>
      <text:p text:style-name="P2">[9] How do we handle % (remainder) of floating-point numbers?</text:p>
      <text:p text:style-name="P3">C++ doesn’t allow the % operator with floating point numbers, instead use the fmod() function </text:p>
      <text:p text:style-name="Standard">[10] What does is_declared() do and how does it work?</text:p>
      <text:p text:style-name="P3">is_declared() checks if a variable name has already been declared in the symbol table. It searches through the vector/table of variable names to see if the given name exists. It returns true if found, false otherwise. This prevents declaring the same variable twice and helps with error checking</text:p>
      <text:p text:style-name="Standard">[11] The input representation for let is more than one character. How is it accepted as a single token in the modified code?</text:p>
      <text:p text:style-name="P3">The tokenizer is modified to recognize multi-character keywords. When it encounters a letter, it reads the entire word character by character, then compares the complete string against known keywords like “let”. If it matches a keyword, it returns a special token kind (like ‘L’ for let). Otherwise, it treats it as a variable name.</text:p>
      <text:p text:style-name="Standard">[12] What are the rules for what names can and cannot be in a calculator program?</text:p>
      <text:p text:style-name="P5">Valid names:</text:p>
      <text:p text:style-name="P5">- start with a letter or underscore</text:p>
      <text:p text:style-name="P5">- contain only letters, digits, and underscores</text:p>
      <text:p text:style-name="P5">- are not reserved keywords (let, quit, etc.)</text:p>
      <text:p text:style-name="P5">- are case-sensitive</text:p>
      <text:p text:style-name="P5">invalid names:</text:p>
      <text:p text:style-name="P5">- start with digits</text:p>
      <text:p text:style-name="P5"><text:soft-page-break/>- contain spaces or special characters</text:p>
      <text:p text:style-name="P5">- match reserved keywords</text:p>
      <text:p text:style-name="P5">- are empty strings</text:p>
      <text:p text:style-name="Standard">[13] Why is it a good idea to build a program incrementally?</text:p>
      <text:p text:style-name="P2">- <text:span text:style-name="T3">earlier error detection – find problems when they’re easier to fix</text:span></text:p>
      <text:p text:style-name="P2">- <text:span text:style-name="T3">maintain working version – always have something that runs</text:span></text:p>
      <text:p text:style-name="P2">- <text:span text:style-name="T3">build confidence – see progress and stay motivated</text:span></text:p>
      <text:p text:style-name="P2">- <text:span text:style-name="T3">easier debugging – know which recent change caused a problem</text:span></text:p>
      <text:p text:style-name="P2">- <text:span text:style-name="T3">better testing – test each feature as it’s added</text:span></text:p>
      <text:p text:style-name="P2">- <text:span text:style-name="T3">manage complexity – handle one challenge at a time</text:span></text:p>
      <text:p text:style-name="P2">- <text:span text:style-name="T3">get feedback early – show progress to users/teachers</text:span></text:p>
      <text:p text:style-name="Standard">[14] When do you start to test?</text:p>
      <text:p text:style-name="P7">Immediately and continuously:</text:p>
      <text:p text:style-name="P5">- test each function as you write it</text:p>
      <text:p text:style-name="P5">- test after every small change</text:p>
      <text:p text:style-name="P5">- test with simple cases first</text:p>
      <text:p text:style-name="P5">- start testing with the first working version</text:p>
      <text:p text:style-name="P5">- don’t wat until the program is “complete”</text:p>
      <text:p text:style-name="Standard">[15] When do you retest?</text:p>
      <text:p text:style-name="P2">- <text:span text:style-name="T3">after every code change, even small ones</text:span></text:p>
      <text:p text:style-name="P2">- <text:span text:style-name="T3">when adding new features</text:span></text:p>
      <text:p text:style-name="P2"><text:soft-page-break/>- <text:span text:style-name="T3">after fixing bugs (regression testing)</text:span></text:p>
      <text:p text:style-name="P2">- <text:span text:style-name="T3">before major releases or submissions</text:span></text:p>
      <text:p text:style-name="P2">- <text:span text:style-name="T3">when changing compilers or platforms</text:span></text:p>
      <text:p text:style-name="P2">- <text:span text:style-name="T3">periodically throughout development</text:span></text:p>
      <text:p text:style-name="Standard">[16] How do you decide what should be a separate function?</text:p>
      <text:p text:style-name="P7">Create a separate function when: </text:p>
      <text:p text:style-name="P5">- code is repeated – code performs a single, well-defined task</text:p>
      <text:p text:style-name="P5">- logical unit – function becomes too long or hard to understand</text:p>
      <text:p text:style-name="P5">- getting complex – function becomes too long or hard to understand</text:p>
      <text:p text:style-name="P5">- different abstraction level – mixing high-level and low-level operations</text:p>
      <text:p text:style-name="P5">- natural boundary – clear input/output relationship</text:p>
      <text:p text:style-name="P5">- testing needs – want to test specific functionality independently</text:p>
      <text:p text:style-name="Standard">[17] How do you choose names for variables and functions? List possible reasons.</text:p>
      <text:p text:style-name="P7">Good naming practices:</text:p>
      <text:p text:style-name="P5">- be descriptive – student_count not sc</text:p>
      <text:p text:style-name="P5">- use domain language – terms users would recognize</text:p>
      <text:p text:style-name="P5">- be consistent – follow the same pattern throughout</text:p>
      <text:p text:style-name="P5">- avoid abbreviations – unless they’re very common</text:p>
      <text:p text:style-name="P5">- use verbs for functions – calculate(), print_result()</text:p>
      <text:p text:style-name="P5">- use nouns for variables – total_score, user_input()</text:p>
      <text:p text:style-name="P5">- follow conventions – match the style/language of the team</text:p>
      <text:p text:style-name="Standard"><text:soft-page-break/>[18] What should be in comments and what should not?</text:p>
      <text:p text:style-name="P7">Should include:</text:p>
      <text:p text:style-name="P5">- why the code exists (business logic)</text:p>
      <text:p text:style-name="P5">- complex algorithm explanations</text:p>
      <text:p text:style-name="P5">- assumptions and preconditions</text:p>
      <text:p text:style-name="P5">- warnings about tricky parts</text:p>
      <text:p text:style-name="P5">- examples of usage</text:p>
      <text:p text:style-name="P5">- references to external documentation</text:p>
      <text:p text:style-name="P5">should not include:</text:p>
      <text:p text:style-name="P5">- obvious code translations (i++; // increment I)</text:p>
      <text:p text:style-name="P5">- outdated information</text:p>
      <text:p text:style-name="P5">- personal opinions or complaints</text:p>
      <text:p text:style-name="P5">- redundant descriptions of clear code</text:p>
      <text:p text:style-name="P5">- information better expressed in variable names</text:p>
      <text:p text:style-name="Standard">[19] When do we consider a program finished?</text:p>
      <text:p text:style-name="P7">A program is finished when:</text:p>
      <text:p text:style-name="P5">- requirements are met – does everything specified</text:p>
      <text:p text:style-name="P5">- testing is complete – all test cases pass</text:p>
      <text:p text:style-name="P5">- documentation exists – code is properly commented and documented</text:p>
      <text:p text:style-name="P5">- error handling works – gracefully handles invalid input</text:p>
      <text:p text:style-name="P5">- performance is acceptable – runs fast enough for intended use</text:p>
      <text:p text:style-name="P5"><text:soft-page-break/>- code is clean – well-structured and maintainable</text:p>
      <text:p text:style-name="P5">- user acceptance – stakeholders approve the functionality</text:p>
      <text:p text:style-name="P5">- no critical bugs – major issues have been resolv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39d0f" officeooo:paragraph-rsid="000da5e1"/>
    </style:style>
    <style:style style:name="MT1" style:family="text">
      <style:text-properties officeooo:rsid="000da5e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6</text:span> Review</text:p>
        <text:p text:style-name="MP1">Intro to Comp Sci</text:p>
        <text:p text:style-name="MP1">6/<text:span text:style-name="MT1">15</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4</meta:editing-cycles>
    <meta:creation-date>2025-03-11T14:39:00</meta:creation-date>
    <dc:date>2025-06-15T16:00:34.328362865</dc:date>
    <meta:editing-duration>PT4M15S</meta:editing-duration>
    <meta:generator>LibreOffice/7.3.7.2$Linux_X86_64 LibreOffice_project/30$Build-2</meta:generator>
    <meta:document-statistic meta:table-count="0" meta:image-count="0" meta:object-count="0" meta:page-count="8" meta:paragraph-count="134" meta:word-count="1295" meta:character-count="8220" meta:non-whitespace-character-count="6996"/>
    <meta:user-defined meta:name="AppVersion">16.0000</meta:user-defined>
    <meta:user-defined meta:name="MSIP_Label_2d360780-cf75-4e00-a371-00f6922cc12d_ActionId">c7393d1d-8ff2-4c8a-a47d-7b562682340e</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1T14:39:21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